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paramesh:$apr1$Pao/pafX$3Wwx6NHMPR77ZkwVyyQ3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7:22:44.870176536</meta:creation-date>
    <dc:date>2020-10-18T09:22:48.547004251</dc:date>
    <meta:editing-duration>PT1M5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" meta:character-count="46" meta:non-whitespace-character-count="46"/>
  </office:meta>
</office:document-meta>
</file>